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" draw:fill="solid" draw:fill-color="#94bd5e" draw:textarea-horizontal-align="center" draw:textarea-vertical-align="middle"/>
    </style:style>
    <style:style style:name="gr2" style:family="graphic" style:parent-style-name="standard">
      <style:graphic-properties draw:marker-end="" draw:fill="solid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" draw:marker-end="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="solid" draw:fill-color="#ffd320" draw:textarea-horizontal-align="center" draw:textarea-vertical-align="middle"/>
    </style:style>
    <style:style style:name="gr13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14" style:family="graphic" style:parent-style-name="standard">
      <style:graphic-properties draw:marker-end="" draw:marker-end-width="0.3cm" draw:textarea-horizontal-align="center" draw:textarea-vertical-align="middle"/>
    </style:style>
    <style:style style:name="P1" style:family="paragraph">
      <style:paragraph-properties fo:text-align="end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Arial" style:font-family-generic="roman" style:font-pitch="variable" fo:font-size="8pt" style:font-family-asian="Arial" style:font-family-generic-asian="roman" style:font-pitch-asian="variable" style:font-size-asian="8pt" style:font-family-complex="Arial" style:font-family-generic-complex="roman" style:font-pitch-complex="variable" style:font-size-complex="4.59999990463257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left="0.635cm" fo:margin-right="0cm" fo:margin-top="0cm" fo:margin-bottom="0cm" fo:line-height="100%" fo:text-align="start" fo:text-indent="0cm">
        <style:tab-stops/>
      </style:paragraph-properties>
    </style:style>
    <style:style style:name="P7" style:family="paragraph">
      <style:paragraph-properties fo:text-align="star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宋体" style:font-family-generic-asian="system" style:font-pitch-asian="variable" style:font-size-asian="14pt" style:font-style-asian="normal" style:font-weight-asian="normal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宋体" style:font-family-generic-asian="system" style:font-pitch-asian="variable" style:font-size-asian="8pt" style:font-style-asian="normal" style:font-weight-asian="normal" style:font-family-complex="'Lucida Sans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Areas" svg:width="21.514cm" svg:height="19.59cm" svg:x="1.026cm" svg:y="1.018cm">
          <text:p/>
        </draw:rect>
        <draw:rect draw:style-name="gr2" draw:text-style-name="P2" draw:layer="Areas" svg:width="19.59cm" svg:height="1.659cm" draw:transform="rotate (1.5707963267946) translate (25.281cm 20.59cm)">
          <text:p text:style-name="P2">Browser</text:p>
        </draw:rect>
        <draw:frame draw:style-name="gr3" draw:layer="Areas" svg:width="2.373cm" svg:height="0.962cm" svg:x="19.603cm" svg:y="19.315cm">
          <draw:text-box>
            <text:p>Server</text:p>
          </draw:text-box>
        </draw:frame>
        <draw:connector draw:style-name="gr4" draw:text-style-name="P2" draw:layer="measurelines" draw:type="curve" svg:x1="6.42cm" svg:y1="13.603cm" svg:x2="3.371cm" svg:y2="14.611cm" draw:start-shape="id1" draw:start-glue-point="2" draw:end-shape="id2" svg:d="m6420 13603c0 756-3049 252-3049 1008">
          <text:p/>
        </draw:connector>
        <draw:connector draw:style-name="gr5" draw:text-style-name="P2" draw:layer="measurelines" draw:type="curve" svg:x1="11.29cm" svg:y1="2.357cm" svg:x2="3.382cm" svg:y2="7.423cm" draw:start-shape="id3" draw:start-glue-point="3" draw:end-shape="id4" draw:end-glue-point="0" svg:d="m11290 2357c-5272 0-7908 1688-7908 5066">
          <text:p/>
        </draw:connector>
        <draw:connector draw:style-name="gr5" draw:text-style-name="P2" draw:layer="measurelines" draw:type="curve" svg:x1="10.25cm" svg:y1="6.875cm" svg:x2="4.017cm" svg:y2="7.423cm" draw:start-shape="id5" draw:start-glue-point="3" draw:end-shape="id6" draw:end-glue-point="0" svg:d="m10250 6875c-4156 0-6233 182-6233 548">
          <text:p/>
        </draw:connector>
        <draw:g xml:id="id12" draw:id="id12">
          <draw:rect draw:style-name="gr6" draw:text-style-name="P2" xml:id="id1" draw:id="id1" draw:layer="layout" svg:width="3.81cm" svg:height="1.905cm" svg:x="4.515cm" svg:y="11.698cm" draw:corner-radius="0.305cm">
            <text:p text:style-name="P2">Model</text:p>
            <text:p text:style-name="P2"><text:span text:style-name="T1">Provides Database-neutral</text:span><text:span text:style-name="T1"><text:line-break/></text:span><text:span text:style-name="T1">access to persistent storage</text:span></text:p>
          </draw:rect>
          <draw:frame draw:style-name="gr7" draw:layer="measurelines" svg:width="1.031cm" svg:height="0.962cm" draw:transform="rotate (1.5707963267946) translate (6.686cm 14.626cm)">
            <draw:text-box>
              <text:p>...</text:p>
            </draw:text-box>
          </draw:frame>
        </draw:g>
        <draw:custom-shape draw:style-name="gr8" draw:text-style-name="P2" xml:id="id7" draw:id="id7" draw:layer="measurelines" svg:width="8.89cm" svg:height="1.852cm" svg:x="1.635cm" svg:y="18.533cm">
          <text:p text:style-name="P2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2" draw:layer="measurelines" draw:type="curve" svg:x1="3.371cm" svg:y1="17.021cm" svg:x2="6.08cm" svg:y2="18.533cm" draw:start-shape="id2" draw:start-glue-point="2" draw:end-shape="id7" svg:d="m3371 17021c0 1134 2709 378 2709 1512">
          <text:p/>
        </draw:connector>
        <draw:g xml:id="id6" draw:id="id6">
          <draw:rect draw:style-name="gr6" draw:text-style-name="P2" xml:id="id4" draw:id="id4" draw:layer="layout" svg:width="3.81cm" svg:height="2.301cm" svg:x="1.477cm" svg:y="7.423cm" draw:corner-radius="0.305cm">
            <text:p text:style-name="P2">Service</text:p>
            <text:p text:style-name="P2"><text:span text:style-name="T1">Provide separation</text:span><text:span text:style-name="T1"><text:line-break/></text:span><text:span text:style-name="T1">between Controller/Proxies</text:span><text:span text:style-name="T1"><text:line-break/></text:span><text:span text:style-name="T1">and Mappers to allow</text:span><text:span text:style-name="T1"><text:line-break/></text:span><text:span text:style-name="T1">Controller/Proxies to deal</text:span><text:span text:style-name="T1"><text:line-break/></text:span><text:span text:style-name="T1">only with Models</text:span></text:p>
          </draw:rect>
          <draw:frame draw:style-name="gr7" draw:layer="measurelines" svg:width="1.031cm" svg:height="0.962cm" draw:transform="rotate (1.5707963267946) translate (2.113cm 10.734cm)">
            <draw:text-box>
              <text:p>...</text:p>
            </draw:text-box>
          </draw:frame>
        </draw:g>
        <draw:g>
          <draw:rect draw:style-name="gr6" draw:text-style-name="P2" xml:id="id2" draw:id="id2" draw:layer="layout" svg:width="3.81cm" svg:height="2.41cm" svg:x="1.466cm" svg:y="14.611cm" draw:corner-radius="0.305cm">
            <text:p text:style-name="P2">Mapper</text:p>
            <text:p text:style-name="P2"><text:span text:style-name="T1">Maps generic CRUD</text:span><text:span text:style-name="T1"><text:line-break/></text:span><text:span text:style-name="T1">operations to a specific</text:span><text:span text:style-name="T1"><text:line-break/></text:span><text:span text:style-name="T1">Database Engine</text:span></text:p>
            <text:p text:style-name="P3"><text:span text:style-name="T1">Implements any required</text:span></text:p>
            <text:p text:style-name="P3"><text:span text:style-name="T1">access restrictions/controls</text:span></text:p>
          </draw:rect>
          <draw:frame draw:style-name="gr7" draw:layer="measurelines" svg:width="1.031cm" svg:height="0.962cm" draw:transform="rotate (1.5707963267946) translate (1.986cm 17.997cm)">
            <draw:text-box>
              <text:p>...</text:p>
            </draw:text-box>
          </draw:frame>
        </draw:g>
        <draw:g xml:id="id11" draw:id="id11">
          <draw:glue-point draw:id="4" svg:x="-3.173cm" svg:y="1.613cm" draw:escape-direction="down"/>
          <draw:rect draw:style-name="gr6" draw:text-style-name="P2" xml:id="id5" draw:id="id5" draw:layer="layout" svg:width="4.85cm" svg:height="2.028cm" svg:x="10.25cm" svg:y="5.861cm" draw:corner-radius="0.305cm">
            <draw:glue-point draw:id="4" svg:x="-2.832cm" svg:y="4.414cm"/>
            <text:p text:style-name="P2">Controller</text:p>
            <text:p text:style-name="P2"><text:span text:style-name="T1">Parse parameters,</text:span><text:span text:style-name="T1"><text:line-break/></text:span><text:span text:style-name="T1">retrieve model instances,</text:span><text:span text:style-name="T1"><text:line-break/></text:span><text:span text:style-name="T1">invoke view script(s) whose output</text:span></text:p>
            <text:p text:style-name="P2"><text:span text:style-name="T1">is collected for the response</text:span></text:p>
          </draw:rect>
          <draw:frame draw:style-name="gr7" draw:layer="measurelines" svg:width="1.031cm" svg:height="0.962cm" draw:transform="rotate (-1.57079632679579) translate (13.236cm 7.854cm)">
            <draw:text-box>
              <text:p>...</text:p>
            </draw:text-box>
          </draw:frame>
        </draw:g>
        <draw:connector draw:style-name="gr9" draw:text-style-name="P4" draw:layer="measurelines" svg:x1="25.36cm" svg:y1="4.563cm" svg:x2="21.88cm" svg:y2="4.562cm" draw:end-shape="id8" draw:end-glue-point="1" svg:d="m25360 4563h-1489v-1h-1991">
          <text:p text:style-name="P4">HTTP</text:p>
          <text:p text:style-name="P4"/>
        </draw:connector>
        <draw:g xml:id="id13" draw:id="id13">
          <draw:rect draw:style-name="gr6" draw:text-style-name="P2" draw:layer="measurelines" svg:width="3.81cm" svg:height="2.54cm" svg:x="10.68cm" svg:y="9.35cm" draw:corner-radius="0.305cm">
            <text:p text:style-name="P2">View</text:p>
            <text:p text:style-name="P2"><text:span text:style-name="T1">Generate output using</text:span><text:span text:style-name="T1"><text:line-break/></text:span><text:span text:style-name="T1">parameters/model instances</text:span><text:span text:style-name="T1"><text:line-break/></text:span><text:span text:style-name="T1">provided by the Controller</text:span><text:span text:style-name="T1"><text:line-break/></text:span><text:span text:style-name="T1">and/or View Helpers</text:span></text:p>
          </draw:rect>
          <draw:frame draw:style-name="gr7" draw:layer="measurelines" svg:width="1.031cm" svg:height="0.962cm" draw:transform="rotate (1.5707963267946) translate (12.055cm 12.922cm)">
            <draw:text-box>
              <text:p>...</text:p>
            </draw:text-box>
          </draw:frame>
        </draw:g>
        <draw:connector draw:style-name="gr9" draw:text-style-name="P4" draw:layer="measurelines" svg:x1="25.36cm" svg:y1="2.352cm" svg:x2="21.88cm" svg:y2="2.357cm" draw:end-shape="id9" draw:end-glue-point="1" svg:d="m25360 2352h-1489v5h-1991">
          <text:p text:style-name="P2"><text:span text:style-name="T2">JSONRpc</text:span></text:p>
          <text:p text:style-name="P2"><text:span text:style-name="T2"/></text:p>
        </draw:connector>
        <draw:g>
          <draw:rect draw:style-name="gr6" draw:text-style-name="P2" xml:id="id3" draw:id="id3" draw:layer="layout" svg:width="3.81cm" svg:height="1.905cm" svg:x="11.29cm" svg:y="1.405cm" draw:corner-radius="0.305cm">
            <text:p text:style-name="P2">Proxy</text:p>
            <text:p text:style-name="P2"><text:span text:style-name="T1">Public JSONRpc API</text:span></text:p>
            <text:p text:style-name="P2"><text:span text:style-name="T1">allowing auth via APIKey</text:span></text:p>
          </draw:rect>
          <draw:frame draw:style-name="gr7" draw:layer="measurelines" svg:width="1.031cm" svg:height="0.962cm" draw:transform="rotate (-1.57079632679579) translate (13.676cm 3.24cm)">
            <draw:text-box>
              <text:p>...</text:p>
            </draw:text-box>
          </draw:frame>
        </draw:g>
        <draw:connector draw:style-name="gr10" draw:text-style-name="P2" draw:layer="measurelines" draw:type="curve" svg:x1="19.307cm" svg:y1="5.158cm" svg:x2="19.307cm" svg:y2="5.915cm" draw:start-shape="id8" draw:start-glue-point="2" draw:end-shape="id10" draw:end-glue-point="0" svg:d="m19307 5158v757">
          <text:p/>
        </draw:connector>
        <draw:connector draw:style-name="gr11" draw:text-style-name="P2" draw:layer="measurelines" draw:type="curve" svg:x1="16.735cm" svg:y1="6.867cm" svg:x2="15.1cm" svg:y2="6.875cm" draw:start-shape="id10" draw:start-glue-point="3" draw:end-shape="id5" draw:end-glue-point="1" svg:d="m16735 6867c-1225 0-408 8-1635 8">
          <text:p/>
        </draw:connector>
        <draw:rect draw:style-name="gr12" draw:text-style-name="P7" xml:id="id8" draw:id="id8" draw:layer="layout" svg:width="5.145cm" svg:height="1.192cm" svg:x="16.735cm" svg:y="3.966cm" draw:corner-radius="0.305cm">
          <text:p text:style-name="P5"><text:span text:style-name="T3">.htaccess</text:span></text:p>
          <text:p text:style-name="P6"><text:span text:style-name="T4">Redirect all requests for</text:span></text:p>
          <text:p text:style-name="P6"><text:span text:style-name="T4">non-existent files/dirs</text:span></text:p>
        </draw:rect>
        <draw:rect draw:style-name="gr12" draw:text-style-name="P7" xml:id="id10" draw:id="id10" draw:layer="layout" svg:width="5.145cm" svg:height="1.905cm" svg:x="16.735cm" svg:y="5.915cm" draw:corner-radius="0.305cm">
          <text:p text:style-name="P5"><text:span text:style-name="T3">index.php?url=%url%</text:span></text:p>
          <text:p text:style-name="P6"><text:span text:style-name="T4">application/configs/aplication.ini</text:span></text:p>
          <text:p text:style-name="P6"><text:span text:style-name="T4">Bootstrap.php::Bootstrap</text:span></text:p>
          <text:p text:style-name="P6"><text:span text:style-name="T4">Connexions_Controller_Route</text:span></text:p>
        </draw:rect>
        <draw:rect draw:style-name="gr12" draw:text-style-name="P7" xml:id="id9" draw:id="id9" draw:layer="layout" svg:width="5.145cm" svg:height="1.142cm" svg:x="16.735cm" svg:y="1.786cm" draw:corner-radius="0.305cm">
          <text:p text:style-name="P5"><text:span text:style-name="T3">/api/v1/json_rpc.php</text:span></text:p>
          <text:p text:style-name="P6"><text:span text:style-name="T4">Handle JSON-RPC requests</text:span></text:p>
        </draw:rect>
        <draw:connector draw:style-name="gr11" draw:text-style-name="P2" draw:layer="measurelines" draw:type="curve" svg:x1="16.735cm" svg:y1="2.357cm" svg:x2="15.1cm" svg:y2="2.357cm" draw:start-shape="id9" draw:start-glue-point="3" draw:end-shape="id3" draw:end-glue-point="1" svg:d="m16735 2357h-1635">
          <text:p/>
        </draw:connector>
        <draw:connector draw:style-name="gr13" draw:text-style-name="P2" draw:layer="measurelines" draw:type="curve" svg:x1="10.25cm" svg:y1="7.373cm" svg:x2="6.42cm" svg:y2="11.698cm" draw:start-shape="id11" draw:start-glue-point="3" draw:end-shape="id12" draw:end-glue-point="0" svg:d="m10250 7373c-2554 0-3830 1441-3830 4325">
          <text:p/>
        </draw:connector>
        <draw:connector draw:style-name="gr14" draw:text-style-name="P2" draw:layer="measurelines" draw:type="curve" svg:x1="10.68cm" svg:y1="11.136cm" svg:x2="6.42cm" svg:y2="11.698cm" draw:start-shape="id13" draw:start-glue-point="3" draw:end-shape="id12" draw:end-glue-point="0" svg:d="m10680 11136c-2840 0-4260 187-4260 562">
          <text:p/>
        </draw:connector>
        <draw:connector draw:style-name="gr14" draw:text-style-name="P2" draw:layer="measurelines" draw:type="curve" draw:line-skew="-1.326cm" svg:x1="3.382cm" svg:y1="9.724cm" svg:x2="3.371cm" svg:y2="14.611cm" draw:start-shape="id4" draw:start-glue-point="2" draw:end-shape="id2" draw:end-glue-point="0" svg:d="m3382 9724c0 1677-11-766-11 4887">
          <text:p/>
        </draw:connector>
        <draw:connector draw:style-name="gr14" draw:text-style-name="P2" draw:layer="measurelines" draw:type="curve" draw:line-skew="-0.316cm" svg:x1="12.585cm" svg:y1="9.35cm" svg:x2="11.137cm" svg:y2="7.86cm" draw:start-shape="id13" draw:start-glue-point="0" draw:end-shape="id11" draw:end-glue-point="4" svg:d="m12585 9350c0-822-1448-77-1448-14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rea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1T13:00:15</meta:creation-date>
    <dc:date>2011-03-21T10:40:07</dc:date>
    <meta:editing-duration>P8DT20H32M25S</meta:editing-duration>
    <meta:editing-cycles>5</meta:editing-cycles>
    <meta:generator>LibreOffice/3.3$Unix LibreOffice_project/330m19$Build-6</meta:generator>
    <meta:document-statistic meta:object-count="38"/>
  </office:meta>
</office:document-meta>
</file>